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3.733cm" fo:min-width="1.014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ffdbb6" draw:textarea-vertical-align="middle"/>
    </style:style>
    <style:style style:name="gr4" style:family="graphic" style:parent-style-name="standard">
      <style:graphic-properties svg:stroke-color="#000000" draw:fill-color="#ffdbb6" draw:textarea-horizontal-align="justify" draw:textarea-vertical-align="middle" draw:auto-grow-height="false" fo:min-height="0.75cm" fo:min-width="0.519cm"/>
    </style:style>
    <style:style style:name="gr5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49cm"/>
      <style:paragraph-properties style:writing-mode="lr-tb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2.424cm" fo:min-width="3.262cm"/>
      <style:paragraph-properties style:writing-mode="lr-tb"/>
    </style:style>
    <style:style style:name="gr9" style:family="graphic" style:parent-style-name="standard">
      <style:graphic-properties svg:stroke-color="#000000" draw:fill-color="#ffe994" draw:textarea-horizontal-align="justify" draw:textarea-vertical-align="middle" draw:auto-grow-height="false" fo:min-height="1.395cm" fo:min-width="4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1" style:family="graphic" style:parent-style-name="standard">
      <style:graphic-properties svg:stroke-color="#000000" draw:fill-color="#fff5ce" draw:textarea-horizontal-align="justify" draw:textarea-vertical-align="middle" draw:auto-grow-height="false" fo:min-height="1.104cm" fo:min-width="5.5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67cm"/>
      <style:paragraph-properties style:writing-mode="lr-tb"/>
    </style:style>
    <style:style style:name="gr14" style:family="graphic" style:parent-style-name="standard">
      <style:graphic-properties svg:stroke-color="#000000" draw:fill-color="#ffe994" draw:textarea-horizontal-align="justify" draw:textarea-vertical-align="middle" draw:auto-grow-height="false" fo:min-height="1.395cm" fo:min-width="3.8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4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-color="#b2b2b2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f5ce"/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76cm" svg:height="4.145cm" svg:x="5.527cm" svg:y="10.113cm">
          <text:p text:style-name="P1"/>
          <text:p text:style-name="P1"><text:span text:style-name="T1">Serv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674cm" svg:y1="10.995cm" svg:x2="7.056cm" svg:y2="10.995cm">
          <text:p/>
        </draw:line>
        <draw:line draw:style-name="gr2" draw:text-style-name="P3" draw:layer="layout" svg:x1="5.645cm" svg:y1="11.583cm" svg:x2="7.027cm" svg:y2="11.583cm">
          <text:p/>
        </draw:line>
        <draw:line draw:style-name="gr2" draw:text-style-name="P3" draw:layer="layout" svg:x1="5.674cm" svg:y1="12.201cm" svg:x2="7.056cm" svg:y2="12.201cm">
          <text:p/>
        </draw:line>
        <draw:ellipse draw:style-name="gr3" draw:text-style-name="P4" draw:layer="layout" svg:width="2.49cm" svg:height="3.418cm" draw:transform="skewX (-0.284663201000275) rotate (2.646442744799) translate (16.609cm 16.601cm)" draw:kind="cut" draw:start-angle="214.15" draw:end-angle="2.99">
          <text:p/>
        </draw:ellipse>
        <draw:custom-shape draw:style-name="gr4" draw:text-style-name="P4" draw:layer="layout" svg:width="1.441cm" svg:height="1.412cm" svg:x="15.168cm" svg:y="10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379cm" svg:height="0.852cm" draw:transform="rotate (-0.499338698995578) translate (10.277cm 7.847cm)">
          <draw:text-box>
            <text:p><text:span text:style-name="T1">rmiRegistry.lookup(“</text:span><text:span text:style-name="T2">util</text:span><text:span text:style-name="T1">”);</text:span></text:p>
          </draw:text-box>
        </draw:frame>
        <draw:line draw:style-name="gr6" draw:text-style-name="P3" draw:layer="layout" svg:x1="7.298cm" svg:y1="17.418cm" svg:x2="13.361cm" svg:y2="15.633cm">
          <text:p/>
        </draw:line>
        <draw:frame draw:style-name="gr7" draw:text-style-name="P5" draw:layer="layout" svg:width="7.786cm" svg:height="1.499cm" draw:transform="rotate (-0.506145483078356) translate (7.894cm 7.942cm)">
          <draw:text-box>
            <text:p><text:span text:style-name="T1">(</text:span><text:span text:style-name="T3">IUseful</text:span><text:span text:style-name="T1">)stub(“</text:span><text:span text:style-name="T4">10.0.0.3:41811</text:span><text:span text:style-name="T1">”,”</text:span><text:span text:style-name="T4">11027312</text:span><text:span text:style-name="T1">”)</text:span></text:p>
          </draw:text-box>
        </draw:frame>
        <draw:line draw:style-name="gr6" draw:text-style-name="P3" draw:layer="layout" svg:x1="7.999cm" svg:y1="8.076cm" svg:x2="14.75cm" svg:y2="11.73cm">
          <text:p/>
        </draw:line>
        <draw:custom-shape draw:style-name="gr8" draw:text-style-name="P8" draw:layer="layout" svg:width="3.761cm" svg:height="3.028cm" svg:x="1.531cm" svg:y="10.76cm">
          <text:p text:style-name="P6"><text:span text:style-name="T5">public interface IUseful </text:span></text:p>
          <text:p text:style-name="P6"><text:span text:style-name="T5">extends Remote {</text:span></text:p>
          <text:p text:style-name="P6"><text:span text:style-name="T5">…</text:span></text:p>
          <text:p text:style-name="P7"><text:span text:style-name="T5"/></text:p>
          <text:p text:style-name="P7"><text:span text:style-name="T5"><text:s/></text:span><text:span text:style-name="T5">public class Useful </text:span></text:p>
          <text:p text:style-name="P6"><text:span text:style-name="T5">implements IUseful {</text:span></text:p>
          <text:p text:style-name="P6"><text:span text:style-name="T5">...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0" draw:layer="layout" svg:width="4.969cm" svg:height="1.823cm" svg:x="2.138cm" svg:y="15.984cm">
          <text:p text:style-name="P9"><text:span text:style-name="T6">Instance of Useful</text:span></text:p>
          <text:p text:style-name="P9"><text:span text:style-name="T1">IP:10.0.0.3:41811</text:span></text:p>
          <text:p text:style-name="P9"><text:span text:style-name="T1">ObjectID: 11027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3.234cm" svg:y1="10.201cm" svg:x2="3.234cm" svg:y2="8.555cm">
          <text:p/>
        </draw:line>
        <draw:frame draw:style-name="gr10" draw:text-style-name="P11" draw:layer="layout" svg:width="5.85cm" svg:height="0.683cm" svg:x="3.308cm" svg:y="14.64cm">
          <draw:text-box>
            <text:p><text:span text:style-name="T7">Expose Remote Object</text:span></text:p>
          </draw:text-box>
        </draw:frame>
        <draw:custom-shape draw:style-name="gr11" draw:text-style-name="P13" draw:layer="layout" svg:width="6.203cm" svg:height="1.5cm" svg:x="1.646cm" svg:y="6.93cm">
          <text:p text:style-name="P1"><text:span text:style-name="T6">RMI Registry Service</text:span></text:p>
          <text:p text:style-name="P1"><text:span text:style-name="T4">util</text:span><text:span text:style-name="T1"> is at </text:span><text:span text:style-name="T4">10.0.0.3:41811 </text:span><text:span text:style-name="T8">with </text:span></text:p>
          <text:p text:style-name="P12"><text:span text:style-name="T9">ObjectID</text:span><text:span text:style-name="T10"> </text:span><text:span text:style-name="T4">11027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3.107cm" svg:y1="14.083cm" svg:x2="3.116cm" svg:y2="15.758cm">
          <text:p/>
        </draw:line>
        <draw:frame draw:style-name="gr12" draw:text-style-name="P11" draw:layer="layout" svg:width="5.85cm" svg:height="1.029cm" svg:x="3.175cm" svg:y="9.232cm">
          <draw:text-box>
            <text:p><text:span text:style-name="T7">Register Remote object as </text:span><text:span text:style-name="T11">util</text:span></text:p>
          </draw:text-box>
        </draw:frame>
        <draw:frame draw:style-name="gr13" draw:text-style-name="P5" draw:layer="layout" svg:width="4.226cm" svg:height="0.645cm" draw:transform="rotate (0.283790536374278) translate (8.624cm 15.84cm)">
          <draw:text-box>
            <text:p><text:span text:style-name="T1">stub.method(“argv1”)</text:span></text:p>
          </draw:text-box>
        </draw:frame>
        <draw:custom-shape draw:style-name="gr14" draw:text-style-name="P10" draw:layer="layout" svg:width="4.549cm" svg:height="1.823cm" svg:x="13.472cm" svg:y="14.11cm">
          <text:p text:style-name="P9"><text:span text:style-name="T6">Stub of IUseful</text:span></text:p>
          <text:p text:style-name="P9"><text:span text:style-name="T1">IP:10.0.0.3:41811</text:span></text:p>
          <text:p text:style-name="P9"><text:span text:style-name="T1">ObjectID: 11027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4.969cm" svg:y1="11.157cm" svg:x2="8.218cm" svg:y2="7.503cm">
          <text:p/>
        </draw:line>
        <draw:line draw:style-name="gr6" draw:text-style-name="P3" draw:layer="layout" svg:x1="13.382cm" svg:y1="15.007cm" svg:x2="7.319cm" svg:y2="16.792cm">
          <text:p/>
        </draw:line>
        <draw:frame draw:style-name="gr15" draw:text-style-name="P5" draw:layer="layout" svg:width="2.868cm" svg:height="0.645cm" draw:transform="rotate (0.283790536374278) translate (9.33cm 16.788cm)">
          <draw:text-box>
            <text:p><text:span text:style-name="T1">Method Result</text:span></text:p>
          </draw:text-box>
        </draw:frame>
        <draw:frame draw:style-name="gr16" draw:text-style-name="P14" draw:layer="layout" svg:width="1.896cm" svg:height="0.993cm" svg:x="1.919cm" svg:y="9.128cm">
          <draw:text-box>
            <text:p>2.)</text:p>
          </draw:text-box>
        </draw:frame>
        <draw:frame draw:style-name="gr16" draw:text-style-name="P14" draw:layer="layout" svg:width="1.896cm" svg:height="0.993cm" svg:x="1.786cm" svg:y="14.245cm">
          <draw:text-box>
            <text:p>1.)</text:p>
          </draw:text-box>
        </draw:frame>
        <draw:frame draw:style-name="gr16" draw:text-style-name="P14" draw:layer="layout" svg:width="1.896cm" svg:height="0.993cm" svg:x="9.216cm" svg:y="7.059cm">
          <draw:text-box>
            <text:p>3.)</text:p>
          </draw:text-box>
        </draw:frame>
        <draw:frame draw:style-name="gr16" draw:text-style-name="P14" draw:layer="layout" svg:width="1.896cm" svg:height="0.993cm" svg:x="7.584cm" svg:y="15.284cm">
          <draw:text-box>
            <text:p>4.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56:29.948830428</meta:creation-date>
    <dc:date>2020-09-26T14:35:09.628226692</dc:date>
    <meta:editing-duration>PT19M59S</meta:editing-duration>
    <meta:editing-cycles>5</meta:editing-cycles>
    <meta:generator>LibreOffice/6.4.6.2$Linux_X86_64 LibreOffice_project/40$Build-2</meta:generator>
    <meta:document-statistic meta:object-count="26"/>
  </office:meta>
</office:document-meta>
</file>